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2A36F413B825EFD52B7.png" manifest:media-type="image/png"/>
  <manifest:file-entry manifest:full-path="Pictures/100000000000041A0000024A642F2840512D54C4.jpg" manifest:media-type="image/jpeg"/>
  <manifest:file-entry manifest:full-path="Pictures/1000000000000457000002BE550E1AE42FF6761D.jpg" manifest:media-type="image/jpeg"/>
  <manifest:file-entry manifest:full-path="Pictures/1000000000000438000008AC25097244F48CAC70.jpg" manifest:media-type="image/jpeg"/>
  <manifest:file-entry manifest:full-path="Pictures/10000000000008AC00000438677AE9B59DEA926E.jpg" manifest:media-type="image/jpeg"/>
  <manifest:file-entry manifest:full-path="Pictures/1000000000000438000008AC9292ECD42CE3A36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Dégradé_20_Fond_20_Marin" draw:gradient-step-count="99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color="#000e54" draw:fill-gradient-name="Dégradé_20_Fond_20_Marin" draw:gradient-step-count="99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4.439cm, 6.739cm, 0cm)" draw:image-opacity="100%" style:mirror="none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17.462cm, 24.953cm)" draw:image-opacity="100%" style:mirror="non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515cm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.699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Liberation Sans1" fo:font-size="18pt" fo:text-shadow="1pt 1pt" fo:font-weight="bold" style:font-weight-asian="bold" style:font-weight-complex="bold" style:font-relief="embossed"/>
    </style:style>
    <style:style style:name="P3" style:family="paragraph">
      <loext:graphic-properties draw:fill="none" draw:fill-color="#ffffff"/>
      <style:paragraph-properties fo:text-align="center"/>
      <style:text-properties fo:color="#ffffff" style:font-name="Liberation Sans1" fo:font-size="18pt" fo:text-shadow="1pt 1pt" fo:font-weight="bold" style:font-weight-asian="bold" style:font-weight-complex="bold" style:font-relief="embossed"/>
    </style:style>
    <style:style style:name="P4" style:family="paragraph">
      <style:paragraph-properties fo:text-align="center"/>
      <style:text-properties fo:color="#000000" style:font-name="Liberation Sans1" fo:font-size="18pt" fo:font-style="normal" style:font-style-asian="normal" style:font-style-complex="normal"/>
    </style:style>
    <style:style style:name="P5" style:family="paragraph">
      <loext:graphic-properties draw:fill="none" draw:fill-color="#ffffff"/>
      <style:paragraph-properties fo:text-align="center"/>
      <style:text-properties fo:color="#000000" style:text-outline="true" style:font-name="Liberation Sans1" fo:font-size="18pt" fo:font-style="normal" fo:text-shadow="1pt 1pt" style:font-style-asian="normal" style:font-style-complex="normal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color="#ffffff" fo:font-size="18pt" fo:text-shadow="1pt 1pt" style:text-underline-style="solid" style:text-underline-width="auto" style:text-underline-color="#158466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ffffff" fo:font-size="18pt" fo:text-shadow="1pt 1pt" style:text-underline-style="solid" style:text-underline-width="auto" style:text-underline-color="#158466" fo:font-weight="bold" style:font-weight-asian="bold" style:font-weight-complex="bold"/>
    </style:style>
    <style:style style:name="T1" style:family="text">
      <style:text-properties fo:color="#ffffff" style:font-name="Liberation Sans1" fo:font-size="32pt" fo:text-shadow="1pt 1pt" fo:font-weight="bold" style:font-size-asian="32pt" style:font-weight-asian="bold" style:font-size-complex="32pt" style:font-weight-complex="bold" style:font-relief="embossed"/>
    </style:style>
    <style:style style:name="T2" style:family="text">
      <style:text-properties fo:color="#000000" style:font-name="Liberation Sans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color="#ffffff" fo:font-size="32pt" fo:text-shadow="1pt 1pt" style:text-underline-style="none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15.748cm" svg:x="0.001cm" svg:y="0.002cm">
          <draw:image xlink:href="Pictures/10000000000004B0000002A36F413B825EFD52B7.png" xlink:type="simple" xlink:show="embed" xlink:actuate="onLoad" loext:mime-type="image/png">
            <text:p/>
          </draw:image>
        </draw:frame>
        <draw:frame draw:style-name="gr2" draw:text-style-name="P3" draw:layer="layout" svg:width="12.2cm" svg:height="2.801cm" svg:x="11.8cm" svg:y="0.2cm">
          <draw:text-box>
            <text:p text:style-name="P2"><text:span text:style-name="T1">Application mobile</text:span></text:p>
            <text:p text:style-name="P2"><text:span text:style-name="T1">pour un drône marin</text:span></text:p>
          </draw:text-box>
        </draw:frame>
        <draw:frame draw:style-name="gr3" draw:text-style-name="P5" draw:layer="layout" svg:width="3.8cm" svg:height="1.825cm" svg:x="24.2cm" svg:y="0.575cm">
          <draw:text-box>
            <text:p text:style-name="P4"><text:span text:style-name="T2">Androïd</text:span></text:p>
            <text:p text:style-name="P4"><text:span text:style-name="T2">et iO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draw:style-name="gr5" draw:text-style-name="P1" draw:layer="layout" svg:width="13.494cm" svg:height="6.399cm" svg:x="7.106cm" svg:y="3.801cm">
          <draw:image xlink:href="Pictures/1000000000000457000002BE550E1AE42FF6761D.jpg" xlink:type="simple" xlink:show="embed" xlink:actuate="onLoad" loext:mime-type="image/jpeg">
            <text:p/>
          </draw:image>
        </draw:frame>
        <draw:frame draw:style-name="gr6" draw:text-style-name="P1" draw:layer="layout" svg:width="2.4cm" svg:height="0.599cm" svg:x="18.2cm" svg:y="3.801cm">
          <draw:image xlink:href="Pictures/1000000000000457000002BE550E1AE42FF6761D.jpg" xlink:type="simple" xlink:show="embed" xlink:actuate="onLoad" loext:mime-type="image/jpeg">
            <text:p/>
          </draw:image>
        </draw:frame>
        <draw:frame draw:style-name="gr7" draw:text-style-name="P1" draw:layer="layout" svg:width="7.102cm" svg:height="14.6cm" svg:x="20.898cm" svg:y="0.6cm">
          <draw:image xlink:href="Pictures/1000000000000438000008AC25097244F48CAC70.jpg" xlink:type="simple" xlink:show="embed" xlink:actuate="onLoad" loext:mime-type="image/jpeg">
            <text:p/>
          </draw:image>
        </draw:frame>
        <draw:frame draw:style-name="gr8" draw:text-style-name="P8" draw:layer="layout" svg:width="8cm" svg:height="2.765cm" svg:x="10cm" svg:y="0.6cm">
          <draw:text-box>
            <text:p text:style-name="P7"><text:span text:style-name="T3">Vue 1</text:span><text:span text:style-name="T3"> : Simula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7" draw:text-style-name="P1" draw:layer="layout" svg:width="16.034cm" svg:height="8cm" svg:x="11.966cm" svg:y="0cm">
          <draw:image xlink:href="Pictures/10000000000008AC00000438677AE9B59DEA926E.jpg" xlink:type="simple" xlink:show="embed" xlink:actuate="onLoad" loext:mime-type="image/jpeg">
            <text:p/>
          </draw:image>
        </draw:frame>
        <draw:frame draw:style-name="gr9" draw:text-style-name="P8" draw:layer="layout" svg:width="6.2cm" svg:height="2.765cm" svg:x="3cm" svg:y="2.6cm">
          <draw:text-box>
            <text:p text:style-name="P7"><text:span text:style-name="T3">Vue 2</text:span><text:span text:style-name="T3"> : Pilotag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10" draw:text-style-name="P1" draw:layer="layout" svg:width="13.219cm" svg:height="7.044cm" svg:x="7.35cm" svg:y="3.556cm">
          <draw:image xlink:href="Pictures/100000000000041A0000024A642F2840512D54C4.jpg" xlink:type="simple" xlink:show="embed" xlink:actuate="onLoad" loext:mime-type="image/jpeg">
            <text:p/>
          </draw:image>
        </draw:frame>
        <draw:frame draw:style-name="gr7" draw:text-style-name="P1" draw:layer="layout" svg:width="7.061cm" svg:height="14.516cm" svg:x="20.939cm" svg:y="0.484cm">
          <draw:image xlink:href="Pictures/1000000000000438000008AC9292ECD42CE3A369.jpg" xlink:type="simple" xlink:show="embed" xlink:actuate="onLoad" loext:mime-type="image/jpeg">
            <text:p/>
          </draw:image>
        </draw:frame>
        <draw:frame draw:style-name="gr11" draw:text-style-name="P8" draw:layer="layout" svg:width="7.2cm" svg:height="2.765cm" svg:x="10.2cm" svg:y="0.435cm">
          <draw:text-box>
            <text:p text:style-name="P7"><text:span text:style-name="T3">Vue 3</text:span><text:span text:style-name="T3"> : Waypoint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">
        <office:forms form:automatic-focus="false" form:apply-design-mode="false"/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é_20_Fond_20_Marin" draw:display-name="Dégradé Fond Marin" draw:style="axial" draw:start-color="#729fcf" draw:end-color="#158466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Teal_20_to_20_Blue" draw:display-name="Teal to Blue" draw:style="linear" draw:start-color="#50938a" draw:end-color="#5983b0" draw:start-intensity="100%" draw:end-intensity="100%" draw:angle="300" draw:border="0%"/>
    <draw:gradient draw:name="gradient" draw:style="axial" draw:start-color="#729fcf" draw:end-color="#15846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31T14:07:48.643000000</meta:creation-date>
    <dc:date>2019-03-31T15:48:05.172000000</dc:date>
    <meta:editing-duration>PT1H22M19S</meta:editing-duration>
    <meta:editing-cycles>43</meta:editing-cycles>
    <meta:generator>LibreOffice/6.1.3.2$Windows_X86_64 LibreOffice_project/86daf60bf00efa86ad547e59e09d6bb77c699acb</meta:generator>
    <meta:document-statistic meta:object-count="45"/>
  </office:meta>
</office:document-meta>
</file>